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1cm" svg:stroke-color="#000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font-family="Ubuntu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26.697cm" svg:height="6.921cm" svg:x="1.038cm" svg:y="0.9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18.601cm" svg:y1="2.3cm" svg:x2="27.501cm" svg:y2="2.3cm">
          <text:p/>
        </draw:line>
        <draw:line draw:style-name="gr3" draw:text-style-name="P1" draw:layer="layout" svg:x1="9.1cm" svg:y1="8.6cm" svg:x2="4.401cm" svg:y2="4.1cm">
          <text:p/>
        </draw:line>
        <draw:line draw:style-name="gr3" draw:text-style-name="P1" draw:layer="layout" svg:x1="9.6cm" svg:y1="8.6cm" svg:x2="13.1cm" svg:y2="3.6cm">
          <text:p/>
        </draw:line>
        <draw:frame draw:style-name="gr4" draw:text-style-name="P2" draw:layer="layout" svg:width="15.437cm" svg:height="1.123cm" svg:x="4.3cm" svg:y="8.3cm">
          <draw:text-box>
            <text:p><text:span text:style-name="T1">Disjunctive branching (non-Horn formula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325cm" fo:margin-left="1cm" fo:margin-right="1.86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19:02:54</meta:creation-date>
    <dc:date>2011-05-20T00:23:01</dc:date>
    <dc:creator>alexander </dc:creator>
    <meta:editing-duration>PT35M16S</meta:editing-duration>
    <meta:editing-cycles>4</meta:editing-cycles>
    <meta:generator>LibreOffice/3.3$Linux LibreOffice_project/330m19$Build-202</meta:generator>
    <meta:document-statistic meta:object-count="5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row>
        <mi mathvariant="italic">True</mi>
        <mo stretchy="false">−</mo>
        <mrow>
          <mo stretchy="true">{</mo>
          <mtable>
            <mtr>
              <mtd>
                <mrow>
                  <mo stretchy="false">∃</mo>
                  <mi>v</mi>
                  <mi mathvariant="normal">:</mi>
                  <mi>С</mi>
                  <mrow>
                    <mo stretchy="false">(</mo>
                    <mi>v</mi>
                    <mo stretchy="false">)</mo>
                  </mrow>
                  <mi>,</mi>
                  <mi>A</mi>
                  <mrow>
                    <mrow>
                      <mo stretchy="false">(</mo>
                      <mi>k</mi>
                      <mo stretchy="false">)</mo>
                    </mrow>
                    <mo stretchy="false">−</mo>
                    <mrow>
                      <mo stretchy="true">{</mo>
                      <mtable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P</mi>
                              <mrow>
                                <mrow>
                                  <mo stretchy="false">(</mo>
                                  <mrow>
                                    <mi>k</mi>
                                    <mi>,</mi>
                                    <mi>x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o stretchy="false">∀</mo>
                              </mrow>
                              <mi>z</mi>
                              <mi mathvariant="normal">:</mi>
                              <mi>A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P</mi>
                              <mrow>
                                <mrow>
                                  <mo stretchy="false">(</mo>
                                  <mrow>
                                    <mi>x</mi>
                                    <mi>,</mi>
                                    <mi>z</mi>
                                  </mrow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>u</mi>
                              <mi mathvariant="normal">:</mi>
                              <mi>D</mi>
                              <mrow>
                                <mo stretchy="false">(</mo>
                                <mi>z</mi>
                                <mo stretchy="false">)</mo>
                              </mrow>
                              <mi>,</mi>
                              <mi>Q</mi>
                              <mrow>
                                <mo stretchy="false">(</mo>
                                <mi>u</mi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i>x</mi>
                              <mi mathvariant="normal">:</mi>
                              <mi>C</mi>
                              <mrow>
                                <mrow>
                                  <mo stretchy="false">(</mo>
                                  <mi>x</mi>
                                  <mo stretchy="false">)</mo>
                                </mrow>
                                <mo stretchy="false">−</mo>
                                <mrow>
                                  <mo stretchy="true">{</mo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i>x</mi>
                                            <mo stretchy="false">)</mo>
                                          </mrow>
                                          <mi>,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k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i>z</mi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  <mtr>
                          <mtd>
                            <mo stretchy="false">…</mo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  <mi>,</mi>
                                <mi>y</mi>
                              </mrow>
                              <mi mathvariant="normal">:</mi>
                              <mi>D</mi>
                              <mrow>
                                <mo stretchy="false">(</mo>
                                <mi>x</mi>
                                <mo stretchy="false">)</mo>
                              </mrow>
                              <mi>,</mi>
                              <mi>A</mi>
                              <mrow>
                                <mrow>
                                  <mo stretchy="false">(</mo>
                                  <mi>y</mi>
                                  <mo stretchy="false">)</mo>
                                </mrow>
                                <mo stretchy="false">−</mo>
                                <mo stretchy="false">∃</mo>
                              </mrow>
                              <mi mathvariant="normal">:</mi>
                              <mi mathvariant="italic">False</mi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D</mi>
                  <mrow>
                    <mo stretchy="false">(</mo>
                    <mi>k</mi>
                    <mo stretchy="false">)</mo>
                  </mrow>
                  <mi>,</mi>
                  <mi>C</mi>
                  <mrow>
                    <mrow>
                      <mo stretchy="false">(</mo>
                      <mi>e</mi>
                      <mo stretchy="false">)</mo>
                    </mrow>
                    <mo stretchy="false">−</mo>
                    <mo stretchy="false">…</mo>
                  </mrow>
                </mrow>
              </mtd>
            </mtr>
            <mtr>
              <mtd>
                <mo stretchy="false">…</mo>
              </mtd>
            </mtr>
          </mtable>
        </mrow>
      </mrow>
    </mrow>
    <annotation encoding="StarMath 5.0">forall : True - left lbrace alignl stack{ exists{v} : С(v),A(k) - 
left lbrace alignl  
stack{
forall{x} : P(k,x) - exists : C(x) - forall{z}:A(z),P(x,z) - exists u : D(z), Q(u)  #
forall{x} : C(x) - left lbrace alignl stack{exists : D(x),P(x,k) # exists{z}:P(x,z)} right none #
dotslow #
forall{x,y} : D(x), A(y) - exists : False
}
right none #
exists : D(k),C(e) - dotslow #
dotslow
}   
right none</annotation>
  </semantics>
</math>
</file>